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27169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1" fo:font-size="11pt" fo:language="ca" fo:country="ES" fo:font-weight="normal" officeooo:rsid="000c7981" officeooo:paragraph-rsid="002b0f82" style:font-size-asian="11pt" style:font-weight-asian="normal" style:font-size-complex="11pt" style:font-weight-complex="normal"/>
    </style:style>
    <style:style style:name="P6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7" style:family="paragraph" style:parent-style-name="Footnote">
      <style:paragraph-properties fo:line-height="100%" style:snap-to-layout-grid="false"/>
    </style:style>
    <style:style style:name="P8" style:family="paragraph" style:parent-style-name="Footnote">
      <style:text-properties fo:font-size="5pt" style:font-size-asian="5pt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2a7700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8e04f" officeooo:paragraph-rsid="002b0f82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311114" officeooo:paragraph-rsid="00311114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bold" officeooo:rsid="001fe75d" officeooo:paragraph-rsid="00227169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Arial1" fo:font-size="11pt" fo:language="ca" fo:country="ES" fo:font-weight="bold" officeooo:rsid="001fe75d" officeooo:paragraph-rsid="002a7700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Arial1" fo:font-size="11pt" fo:language="ca" fo:country="ES" fo:font-weight="bold" officeooo:rsid="001fe75d" officeooo:paragraph-rsid="002b0f82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1" fo:font-size="11pt" fo:language="ca" fo:country="ES" fo:font-weight="bold" officeooo:rsid="00227169" officeooo:paragraph-rsid="00227169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227169" officeooo:paragraph-rsid="002a7700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Arial1" fo:font-size="11pt" fo:language="ca" fo:country="ES" fo:font-weight="bold" officeooo:rsid="0028e04f" officeooo:paragraph-rsid="002b0f82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Courier New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font-name="Courier New1" fo:font-size="11pt" fo:language="ca" fo:country="ES" fo:font-weight="normal" officeooo:rsid="00227169" officeooo:paragraph-rsid="002a7700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Courier New1" fo:font-size="11pt" fo:language="ca" fo:country="ES" fo:font-weight="normal" officeooo:rsid="00227169" officeooo:paragraph-rsid="0025f2c7" style:font-size-asian="11pt" style:font-weight-asian="normal" style:font-size-complex="11pt" style:font-weight-complex="normal"/>
    </style:style>
    <style:style style:name="P23" style:family="paragraph" style:parent-style-name="Text_20_body">
      <style:text-properties fo:color="#0066cc" style:font-name="Arial1" fo:font-size="11pt" fo:language="ca" fo:country="ES" fo:font-weight="normal" officeooo:rsid="002ecde1" officeooo:paragraph-rsid="002ecde1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color="#0066cc" style:font-name="Arial1" fo:font-size="11pt" fo:language="ca" fo:country="ES" fo:font-weight="normal" officeooo:rsid="00301716" officeooo:paragraph-rsid="00301716" style:font-size-asian="11pt" style:font-weight-asian="normal" style:font-size-complex="11pt" style:font-weight-complex="normal"/>
    </style:style>
    <style:style style:name="P25" style:family="paragraph" style:parent-style-name="Text_20_body">
      <style:text-properties fo:color="#0066cc" style:font-name="Arial1" fo:font-size="11pt" fo:language="ca" fo:country="ES" fo:font-weight="normal" officeooo:rsid="00311114" officeooo:paragraph-rsid="00311114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color="#0066cc" style:font-name="Arial1" fo:font-size="11pt" fo:language="ca" fo:country="ES" fo:font-weight="normal" officeooo:rsid="0037d1a0" officeooo:paragraph-rsid="00311114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color="#0066cc" style:font-name="Arial1" fo:font-size="11pt" fo:language="ca" fo:country="ES" fo:font-weight="normal" officeooo:rsid="0037d1a0" officeooo:paragraph-rsid="0037d1a0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color="#0066cc" style:font-name="Arial1" fo:font-size="11pt" fo:language="ca" fo:country="ES" fo:font-weight="normal" officeooo:rsid="002d9c4c" officeooo:paragraph-rsid="002d9c4c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color="#0066cc" style:font-name="Arial1" fo:font-size="11pt" fo:language="ca" fo:country="ES" fo:font-weight="bold" officeooo:rsid="001fe75d" officeooo:paragraph-rsid="00311114" style:font-size-asian="11pt" style:font-weight-asian="bold" style:font-size-complex="11pt" style:font-weight-complex="bold"/>
    </style:style>
    <style:style style:name="P30" style:family="paragraph" style:parent-style-name="Text_20_body">
      <style:text-properties fo:color="#0066ff" style:font-name="Arial1" fo:font-size="11pt" fo:language="ca" fo:country="ES" fo:font-weight="bold" officeooo:rsid="00369200" officeooo:paragraph-rsid="00369200" style:font-size-asian="11pt" style:font-weight-asian="bold" style:font-size-complex="11pt" style:font-weight-complex="bold"/>
    </style:style>
    <style:style style:name="P31" style:family="paragraph" style:parent-style-name="Text_20_body">
      <style:text-properties fo:color="#0066ff" style:font-name="Arial1" fo:font-size="11pt" fo:language="ca" fo:country="ES" fo:font-weight="normal" officeooo:rsid="00369200" officeooo:paragraph-rsid="00369200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color="#0066ff" style:font-name="Arial1" fo:font-size="11pt" fo:language="ca" fo:country="ES" fo:font-weight="normal" officeooo:rsid="0038ea70" officeooo:paragraph-rsid="0038ea70" style:font-size-asian="11pt" style:font-weight-asian="normal" style:font-size-complex="11pt" style:font-weight-complex="normal"/>
    </style:style>
    <style:style style:name="P33" style:family="paragraph" style:parent-style-name="Text_20_body">
      <style:text-properties fo:color="#0066ff" style:font-name="Arial1" fo:font-size="11pt" fo:language="ca" fo:country="ES" fo:font-weight="normal" officeooo:rsid="003b31a0" officeooo:paragraph-rsid="003b31a0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color="#0066ff" style:font-name="Arial1" fo:font-size="11pt" fo:language="ca" fo:country="ES" fo:font-weight="normal" officeooo:rsid="00227169" officeooo:paragraph-rsid="002b0f82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color="#0066ff" style:font-name="Arial1" fo:font-size="11pt" fo:language="ca" fo:country="ES" fo:font-weight="normal" officeooo:rsid="003cf24f" officeooo:paragraph-rsid="003cf24f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color="#0066ff" style:font-name="Arial" fo:font-size="11pt" fo:language="ca" fo:country="ES" fo:font-weight="normal" officeooo:rsid="003d99dd" officeooo:paragraph-rsid="003d99dd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break-before="page"/>
      <style:text-properties style:font-name="Arial1" fo:font-size="11pt" fo:language="ca" fo:country="ES" fo:font-weight="bold" officeooo:rsid="00227169" officeooo:paragraph-rsid="00227169" style:font-size-asian="11pt" style:font-weight-asian="bold" style:font-size-complex="11pt" style:font-weight-complex="bold"/>
    </style:style>
    <style:style style:name="P38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227169" style:font-size-asian="14pt" style:font-name-complex="Arial" style:font-size-complex="14pt"/>
    </style:style>
    <style:style style:name="P39" style:family="paragraph" style:parent-style-name="Text_20_body">
      <style:text-properties style:font-name="Arial1" fo:font-size="11pt" fo:language="ca" fo:country="ES" fo:font-weight="bold" officeooo:rsid="00227169" officeooo:paragraph-rsid="00227169" style:font-size-asian="11pt" style:font-weight-asian="bold" style:font-size-complex="11pt" style:font-weight-complex="bold"/>
    </style:style>
    <style:style style:name="P40" style:family="paragraph" style:parent-style-name="Text_20_body">
      <style:text-properties fo:color="#0066ff" style:font-name="Arial1" fo:font-size="11pt" fo:language="ca" fo:country="ES" fo:font-weight="normal" officeooo:rsid="0040308b" officeooo:paragraph-rsid="0040308b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color="#0066ff" style:font-name="Arial1" fo:font-size="11pt" fo:language="ca" fo:country="ES" fo:font-weight="normal" officeooo:rsid="004081e6" officeooo:paragraph-rsid="004081e6" style:font-size-asian="11pt" style:font-weight-asian="normal" style:font-size-complex="11pt" style:font-weight-complex="normal"/>
    </style:style>
    <style:style style:name="P42" style:family="paragraph" style:parent-style-name="Text_20_body">
      <style:text-properties fo:color="#0066ff" style:font-name="Arial1" fo:font-size="11pt" fo:language="ca" fo:country="ES" fo:font-weight="normal" officeooo:rsid="004081e6" officeooo:paragraph-rsid="00413f1a" style:font-size-asian="11pt" style:font-weight-asian="normal" style:font-size-complex="11pt" style:font-weight-complex="normal"/>
    </style:style>
    <style:style style:name="P43" style:family="paragraph" style:parent-style-name="Text_20_body">
      <style:text-properties fo:color="#0066ff" style:font-name="Arial1" fo:font-size="11pt" fo:language="ca" fo:country="ES" fo:font-weight="normal" officeooo:rsid="00413f1a" officeooo:paragraph-rsid="00413f1a" style:font-size-asian="11pt" style:font-weight-asian="normal" style:font-size-complex="11pt" style:font-weight-complex="normal"/>
    </style:style>
    <style:style style:name="P44" style:family="paragraph" style:parent-style-name="Text_20_body">
      <style:text-properties fo:color="#0066ff" style:font-name="Arial1" fo:font-size="11pt" fo:language="ca" fo:country="ES" fo:font-weight="normal" officeooo:rsid="004303c0" officeooo:paragraph-rsid="004303c0" style:font-size-asian="11pt" style:font-weight-asian="normal" style:font-size-complex="11pt" style:font-weight-complex="normal"/>
    </style:style>
    <style:style style:name="P45" style:family="paragraph" style:parent-style-name="Text_20_body">
      <style:text-properties fo:color="#0066ff" style:font-name="Arial1" fo:font-size="11pt" fo:language="ca" fo:country="ES" fo:font-weight="normal" officeooo:rsid="0047702f" officeooo:paragraph-rsid="0047702f" style:font-size-asian="11pt" style:font-weight-asian="normal" style:font-size-complex="11pt" style:font-weight-complex="normal"/>
    </style:style>
    <style:style style:name="P46" style:family="paragraph" style:parent-style-name="Text_20_body">
      <style:text-properties fo:color="#0066ff" style:font-name="Arial1" fo:font-size="11pt" fo:language="ca" fo:country="ES" fo:font-weight="normal" officeooo:rsid="0049479f" officeooo:paragraph-rsid="0049479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fo:color="#0066ff" style:font-name="Arial1" fo:font-size="11pt" fo:language="ca" fo:country="ES" fo:font-weight="bold" officeooo:rsid="004081e6" officeooo:paragraph-rsid="004081e6" style:font-size-asian="11pt" style:font-weight-asian="bold" style:font-size-complex="11pt" style:font-weight-complex="bold"/>
    </style:style>
    <style:style style:name="P48" style:family="paragraph" style:parent-style-name="Text_20_body">
      <style:text-properties fo:color="#0066ff" style:font-name="Arial1" fo:font-size="11pt" fo:language="ca" fo:country="ES" fo:font-weight="bold" officeooo:rsid="004081e6" officeooo:paragraph-rsid="00413f1a" style:font-size-asian="11pt" style:font-weight-asian="bold" style:font-size-complex="11pt" style:font-weight-complex="bold"/>
    </style:style>
    <style:style style:name="P49" style:family="paragraph" style:parent-style-name="Text_20_body">
      <style:text-properties fo:color="#0066ff" style:font-name="Arial1" fo:font-size="11pt" fo:language="ca" fo:country="ES" fo:font-weight="bold" officeooo:rsid="00413f1a" officeooo:paragraph-rsid="00413f1a" style:font-size-asian="11pt" style:font-weight-asian="bold" style:font-size-complex="11pt" style:font-weight-complex="bold"/>
    </style:style>
    <style:style style:name="P50" style:family="paragraph" style:parent-style-name="Text_20_body">
      <style:text-properties fo:color="#0066ff" style:font-name="Arial1" fo:font-size="11pt" fo:language="ca" fo:country="ES" fo:font-weight="bold" officeooo:rsid="004303c0" officeooo:paragraph-rsid="004303c0" style:font-size-asian="11pt" style:font-weight-asian="bold" style:font-size-complex="11pt" style:font-weight-complex="bold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7169" style:font-weight-asian="normal" style:font-weight-complex="normal"/>
    </style:style>
    <style:style style:name="T5" style:family="text">
      <style:text-properties fo:font-weight="normal" officeooo:rsid="002b0f82" style:font-weight-asian="normal" style:font-weight-complex="normal"/>
    </style:style>
    <style:style style:name="T6" style:family="text">
      <style:text-properties officeooo:rsid="00227169"/>
    </style:style>
    <style:style style:name="T7" style:family="text">
      <style:text-properties officeooo:rsid="002422a4"/>
    </style:style>
    <style:style style:name="T8" style:family="text">
      <style:text-properties officeooo:rsid="002592a8"/>
    </style:style>
    <style:style style:name="T9" style:family="text">
      <style:text-properties officeooo:rsid="0025f2c7"/>
    </style:style>
    <style:style style:name="T10" style:family="text">
      <style:text-properties officeooo:rsid="0027da7d"/>
    </style:style>
    <style:style style:name="T11" style:family="text">
      <style:text-properties officeooo:rsid="002a7700"/>
    </style:style>
    <style:style style:name="T12" style:family="text">
      <style:text-properties officeooo:rsid="002b0f82"/>
    </style:style>
    <style:style style:name="T13" style:family="text">
      <style:text-properties officeooo:rsid="002446c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b0f82" style:font-weight-asian="bold" style:font-weight-complex="bold"/>
    </style:style>
    <style:style style:name="T16" style:family="text">
      <style:text-properties fo:font-weight="bold" officeooo:rsid="001fe75d" style:font-weight-asian="bold" style:font-weight-complex="bold"/>
    </style:style>
    <style:style style:name="T17" style:family="text">
      <style:text-properties fo:font-weight="bold" officeooo:rsid="00227169" style:font-weight-asian="bold" style:font-weight-complex="bold"/>
    </style:style>
    <style:style style:name="T18" style:family="text">
      <style:text-properties officeooo:rsid="0028e04f"/>
    </style:style>
    <style:style style:name="T19" style:family="text">
      <style:text-properties officeooo:rsid="002d06f7"/>
    </style:style>
    <style:style style:name="T20" style:family="text">
      <style:text-properties officeooo:rsid="00413f1a"/>
    </style:style>
    <style:style style:name="T21" style:family="text">
      <style:text-properties officeooo:rsid="0047af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Pràctica <text:span text:style-name="T12">8</text:span>: <text:span text:style-name="T6">Recorreguts numèrics</text:span></text:p>
      <text:p text:style-name="P3"><text:span text:style-name="T3">L’objectiu d’aquesta pràctica és </text:span><text:span text:style-name="T5">endinsar-nos</text:span><text:span text:style-name="T4"> amb les instruccions iteratives, amb les que el desenvolupador pot aconseguir que determinades instruccions es tornin a executar més d'un cop.</text:span></text:p>
      <text:p text:style-name="P4"/>
      <text:p text:style-name="P4"/>
      <text:p text:style-name="P4"/>
      <text:p text:style-name="P5">Atenció, els següents exercicis han de fer-se en Java i/<text:span text:style-name="T13">o</text:span> en Python. <text:s/><text:span text:style-name="T12">Tret que s'especifiqui el contrari, no pot fer-se servir la instrucció </text:span><text:span text:style-name="T15">while</text:span><text:span text:style-name="T12"> (ha de fer-se servir </text:span><text:span text:style-name="T15">for</text:span><text:span text:style-name="T12">)</text:span>. <text:s/>Es recomana anar <text:span text:style-name="T13">alternant programes en Java amb Python. <text:s/>Com a activitat opcional, poden fer-se tots en els dos llenguatges.</text:span></text:p>
      <text:p text:style-name="P11"/>
      <text:p text:style-name="P14">Exercici 1: <text:span text:style-name="T6">Primers cent naturals amb poques línies de codi</text:span></text:p>
      <text:p text:style-name="P9">Desenvolupa un programa que escrigui els primers 100 nombres naturals en ordre decreixent (un número per línia)</text:p>
      <text:p text:style-name="P28">for num in range(100):</text:p>
      <text:p text:style-name="P28"><text:tab/>print num</text:p>
      <text:p text:style-name="P9"/>
      <text:p text:style-name="P14">Exercici <text:span text:style-name="T6">2</text:span>: <text:span text:style-name="T6">Nom repetit</text:span></text:p>
      <text:p text:style-name="P9">Desenvolupa un programa que demani a l’usuari el seu nom i un número enter més gran que 1, i escrigui el seu nom tants cops com indiqui el número. Ex. si l’entrada és</text:p>
      <text:p text:style-name="P20"><text:s text:c="4"/>Truman</text:p>
      <text:p text:style-name="P20"><text:s text:c="4"/>3</text:p>
      <text:p text:style-name="P9">La sortida serà</text:p>
      <text:p text:style-name="P20"><text:s text:c="4"/>Truman Truman Truman</text:p>
      <text:p text:style-name="P23"/>
      <text:p text:style-name="P23">public class Practica8_For{</text:p>
      <text:p text:style-name="P23"><text:tab/></text:p>
      <text:p text:style-name="P23"><text:tab/>public static void main (String args[]) throws IOException {</text:p>
      <text:p text:style-name="P23"><text:tab/><text:tab/>int voltes, i;</text:p>
      <text:p text:style-name="P23"><text:tab/><text:tab/>String nom, inputVoltes;</text:p>
      <text:p text:style-name="P23"><text:tab/><text:tab/>BufferedReader r = new BufferedReader(new InputStreamReader(System.in));</text:p>
      <text:p text:style-name="P23"><text:tab/><text:tab/>System.out.print("Introudeix el teu nom: ");</text:p>
      <text:p text:style-name="P23"><text:tab/><text:tab/>nom = r.readLine();</text:p>
      <text:p text:style-name="P23"><text:tab/><text:tab/>System.out.print("Introeix el numero de cops que els vols repetir(major que 0): ");</text:p>
      <text:p text:style-name="P23"><text:tab/><text:tab/>inputVoltes = r.readLine();</text:p>
      <text:p text:style-name="P23"><text:tab/><text:tab/>voltes = Integer.parseInt(inputVoltes);</text:p>
      <text:p text:style-name="P23"><text:soft-page-break/><text:tab/><text:tab/>for (i=0; i&lt;voltes; i++){</text:p>
      <text:p text:style-name="P23"><text:tab/><text:tab/><text:tab/>System.out.println(nom);</text:p>
      <text:p text:style-name="P23"><text:tab/><text:tab/>}</text:p>
      <text:p text:style-name="P23"><text:tab/>}</text:p>
      <text:p text:style-name="P23">}</text:p>
      <text:p text:style-name="P9"/>
      <text:p text:style-name="P14">Exercici <text:span text:style-name="T6">3</text:span>: <text:span text:style-name="T6">Entre dos nombres</text:span></text:p>
      <text:p text:style-name="P9">Desenvolupa un programa que demani dos números a l’usuari i escrigui tots els números entre el primer i el segon. <text:s/>Tingues en compte el<text:span text:style-name="T12">s</text:span> casos que el primer nombre sigui més gran, més petit o igual que el segon.</text:p>
      <text:p text:style-name="P24">num1 = int(input("Introdueix el primer numero: "))</text:p>
      <text:p text:style-name="P24">num2 = int(input("Introdueix el segon numero: "))</text:p>
      <text:p text:style-name="P24">if num1 &gt; num2:</text:p>
      <text:p text:style-name="P24"><text:tab/>escala = -1</text:p>
      <text:p text:style-name="P24"><text:tab/>num2 -= 1</text:p>
      <text:p text:style-name="P24">else:</text:p>
      <text:p text:style-name="P24"><text:tab/>escala = 1</text:p>
      <text:p text:style-name="P24"><text:tab/>num2 += 1</text:p>
      <text:p text:style-name="P24">for i in range(num1,num2,escala):</text:p>
      <text:p text:style-name="P24"><text:tab/>print i</text:p>
      <text:p text:style-name="P9"/>
      <text:p text:style-name="P14">Exercici <text:span text:style-name="T6">4</text:span>: <text:span text:style-name="T6">Suma fins un nombre</text:span></text:p>
      <text:p text:style-name="P9">Desenvolupa un programa que demani un número a l’usuari i escrigui la suma de tots els números entre l’introduït i el 1. Ex. si l’entrada és</text:p>
      <text:p text:style-name="P20"><text:s text:c="4"/>4</text:p>
      <text:p text:style-name="P9">Com que 10 = 1 + 2 + 3 + 4, la sortida serà</text:p>
      <text:p text:style-name="P20"><text:s text:c="4"/>10</text:p>
      <text:p text:style-name="P9">Fes-ho <text:span text:style-name="T12">amb la instrucció </text:span><text:span text:style-name="T15">while</text:span><text:span text:style-name="T12"> i amb la instrucció </text:span><text:span text:style-name="T15">for</text:span>.</text:p>
      <text:p text:style-name="P25"/>
      <text:p text:style-name="P27">public class Practica8_For{</text:p>
      <text:p text:style-name="P27"><text:tab/></text:p>
      <text:p text:style-name="P27"><text:tab/>public static void main (String args[]) throws IOException {</text:p>
      <text:p text:style-name="P27"><text:tab/><text:tab/>int suma, num;</text:p>
      <text:p text:style-name="P27"><text:tab/><text:tab/>String inputNum;</text:p>
      <text:p text:style-name="P27"><text:tab/><text:tab/>BufferedReader r = new BufferedReader(new InputStreamReader(System.in));</text:p>
      <text:p text:style-name="P27"><text:tab/><text:tab/>System.out.println("Es fara la suma de tots els números entre l’introduït i el 1");</text:p>
      <text:p text:style-name="P27"><text:tab/><text:tab/>System.out.print("Introdueix el numero: ");</text:p>
      <text:p text:style-name="P27"><text:tab/><text:tab/>inputNum = r.readLine();</text:p>
      <text:p text:style-name="P27"><text:soft-page-break/><text:tab/><text:tab/>num = Integer.parseInt(inputNum);</text:p>
      <text:p text:style-name="P27"><text:tab/><text:tab/>suma = 0;</text:p>
      <text:p text:style-name="P27"><text:tab/><text:tab/>num++;</text:p>
      <text:p text:style-name="P27"><text:tab/><text:tab/>for(int i=1; i &lt; num; i++){</text:p>
      <text:p text:style-name="P27"><text:tab/><text:tab/><text:tab/>suma = suma + i;</text:p>
      <text:p text:style-name="P27"><text:tab/><text:tab/><text:tab/>if (i == num-1){</text:p>
      <text:p text:style-name="P27"><text:tab/><text:tab/><text:tab/><text:tab/>System.out.println(i);</text:p>
      <text:p text:style-name="P27"><text:tab/><text:tab/><text:tab/>}</text:p>
      <text:p text:style-name="P27"><text:tab/><text:tab/><text:tab/>else{</text:p>
      <text:p text:style-name="P27"><text:tab/><text:tab/><text:tab/><text:tab/>System.out.print(i+"+");</text:p>
      <text:p text:style-name="P27"><text:tab/><text:tab/><text:tab/>}</text:p>
      <text:p text:style-name="P27"><text:tab/><text:tab/>}</text:p>
      <text:p text:style-name="P27"><text:tab/><text:tab/>System.out.println(suma);</text:p>
      <text:p text:style-name="P27"><text:tab/>}</text:p>
      <text:p text:style-name="P26">}</text:p>
      <text:p text:style-name="P29"/>
      <text:p text:style-name="P13"><text:span text:style-name="T16">Exercici </text:span><text:span text:style-name="T17">5</text:span><text:span text:style-name="T16">: </text:span><text:span text:style-name="T17">Històric d'edats</text:span></text:p>
      <text:p text:style-name="P9">Desenvolupa un programa que demani el nom de l’usuari, l’edat i l’any actual. El programa escriurà l’edat que tenia l’usuari a cada any des del seu naixement i s’acomiadarà. Per exemple, si l’entrada és</text:p>
      <text:p text:style-name="P20"><text:s text:c="4"/>Anna</text:p>
      <text:p text:style-name="P20"><text:s text:c="4"/>5</text:p>
      <text:p text:style-name="P20"><text:s text:c="4"/>201<text:span text:style-name="T9">5</text:span></text:p>
      <text:p text:style-name="P9">El programa escriurà</text:p>
      <text:p text:style-name="P22"><text:s text:c="4"/>El 20<text:span text:style-name="T9">10</text:span> va nàixer</text:p>
      <text:p text:style-name="P20"><text:s text:c="4"/>El 20<text:span text:style-name="T9">11</text:span> tenia 1 any</text:p>
      <text:p text:style-name="P20"><text:s text:c="4"/>El 20<text:span text:style-name="T9">12</text:span> tenia 2 anys</text:p>
      <text:p text:style-name="P20"><text:s text:c="4"/>El 201<text:span text:style-name="T9">3</text:span> tenia 3 anys</text:p>
      <text:p text:style-name="P20"><text:s text:c="4"/>El 201<text:span text:style-name="T9">4</text:span> tenia 4 anys</text:p>
      <text:p text:style-name="P20"><text:s text:c="4"/>Adéu Anna</text:p>
      <text:p text:style-name="P9">L'aplicació no li dirà l'edat que té l'usuàri en l'any actual, donat que aquesta dada forma part de l'entrada. Per exemple, si l<text:span text:style-name="T9">a </text:span>usuària ha nascut aquest any, simplement s'acomiadarà, i si ho va fer l'any passat, només dirà quan va néixer i s'acomiadarà.</text:p>
      <text:p text:style-name="P9">Les comprovacions necessàries són: que el nom no estigui buit, que l'edat i l'any actual siguin positius (es pressuposa que seran enters), i que l'any actual sigui un valor més alt que el de l'edat.</text:p>
      <text:p text:style-name="P9"><text:span text:style-name="T14">Desenvolupa-ho en Python i </text:span><text:span text:style-name="T15">en Java</text:span>.</text:p>
      <text:p text:style-name="P30">Python:</text:p>
      <text:p text:style-name="P31"><text:soft-page-break/>nom = raw_input("Escriu el teu nom: ");</text:p>
      <text:p text:style-name="P31">edat = int(input("Escriu la teva edat: "));</text:p>
      <text:p text:style-name="P31">anys = int(input("Quin any es: "));</text:p>
      <text:p text:style-name="P31">validacio = True</text:p>
      <text:p text:style-name="P31">print ""</text:p>
      <text:p text:style-name="P31"/>
      <text:p text:style-name="P31">while validacio:</text:p>
      <text:p text:style-name="P31"><text:tab/>if nom == "":</text:p>
      <text:p text:style-name="P31"><text:tab/><text:tab/>nom = raw_input("Siusplau escriu un nom: ");</text:p>
      <text:p text:style-name="P31"><text:tab/>elif edat &lt; 0:</text:p>
      <text:p text:style-name="P31"><text:tab/><text:tab/>edat = int(input("Escriu be la teva edat: "));</text:p>
      <text:p text:style-name="P31"><text:tab/>elif anys &lt; edat:</text:p>
      <text:p text:style-name="P31"><text:tab/><text:tab/>anys = int(input("Escriu be l'any: "));</text:p>
      <text:p text:style-name="P31"><text:tab/>else:</text:p>
      <text:p text:style-name="P31"><text:tab/><text:tab/>validacio=False</text:p>
      <text:p text:style-name="P31"/>
      <text:p text:style-name="P31">print ""</text:p>
      <text:p text:style-name="P31"/>
      <text:p text:style-name="P31">for i in range(0,edat,1):</text:p>
      <text:p text:style-name="P31"><text:tab/>if i == 0:</text:p>
      <text:p text:style-name="P31"><text:tab/><text:tab/>print anys - edat,"va neixer"</text:p>
      <text:p text:style-name="P31"><text:tab/>else:</text:p>
      <text:p text:style-name="P31"><text:tab/><text:tab/>print anys - (edat - i),"tenia",i,"anys"</text:p>
      <text:p text:style-name="P31"/>
      <text:p text:style-name="P31">print "Adeu",nom</text:p>
      <text:p text:style-name="P31"/>
      <text:p text:style-name="P30">Java:</text:p>
      <text:p text:style-name="P32">public class Practica8_For{</text:p>
      <text:p text:style-name="P32"><text:tab/></text:p>
      <text:p text:style-name="P32"><text:tab/>public static void main (String args[]) throws IOException {</text:p>
      <text:p text:style-name="P32"><text:tab/><text:tab/>String nom, inputEdat, inputAny;</text:p>
      <text:p text:style-name="P32"><text:tab/><text:tab/>int edat, any;</text:p>
      <text:p text:style-name="P32"><text:tab/><text:tab/>boolean validacio = true;</text:p>
      <text:p text:style-name="P32"><text:tab/><text:tab/>BufferedReader r = new BufferedReader(new InputStreamReader(System.in));</text:p>
      <text:p text:style-name="P32"><text:tab/><text:tab/>System.out.print("Escriu el teu nom: ");</text:p>
      <text:p text:style-name="P32"><text:tab/><text:tab/>nom = r.readLine();</text:p>
      <text:p text:style-name="P32"><text:tab/><text:tab/>System.out.print("Escriu la teva edat: ");</text:p>
      <text:p text:style-name="P32"><text:tab/><text:tab/>inputEdat = r.readLine();</text:p>
      <text:p text:style-name="P32"><text:soft-page-break/><text:tab/><text:tab/>edat = Integer.parseInt(inputEdat);</text:p>
      <text:p text:style-name="P32"><text:tab/><text:tab/>System.out.print("Quin any es: ");</text:p>
      <text:p text:style-name="P32"><text:tab/><text:tab/>inputAny = r.readLine();</text:p>
      <text:p text:style-name="P32"><text:tab/><text:tab/>any = Integer.parseInt(inputAny);</text:p>
      <text:p text:style-name="P32"><text:tab/><text:tab/>System.out.println ("");</text:p>
      <text:p text:style-name="P32"><text:tab/><text:tab/></text:p>
      <text:p text:style-name="P32"><text:tab/><text:tab/>while (validacio){</text:p>
      <text:p text:style-name="P32"><text:tab/><text:tab/><text:tab/>if (nom == ""){</text:p>
      <text:p text:style-name="P32"><text:tab/><text:tab/><text:tab/><text:tab/>System.out.print("Escriu el teu nom: ");</text:p>
      <text:p text:style-name="P32"><text:tab/><text:tab/><text:tab/><text:tab/>nom = r.readLine();</text:p>
      <text:p text:style-name="P32"><text:tab/><text:tab/><text:tab/>}</text:p>
      <text:p text:style-name="P32"><text:tab/><text:tab/><text:tab/>else if (edat &lt; 0){</text:p>
      <text:p text:style-name="P32"><text:tab/><text:tab/><text:tab/><text:tab/>System.out.print("Escriu la teva edat: ");</text:p>
      <text:p text:style-name="P32"><text:tab/><text:tab/><text:tab/><text:tab/>inputEdat = r.readLine();</text:p>
      <text:p text:style-name="P32"><text:tab/><text:tab/><text:tab/><text:tab/>edat = Integer.parseInt(inputEdat);</text:p>
      <text:p text:style-name="P32"><text:tab/><text:tab/><text:tab/>}</text:p>
      <text:p text:style-name="P32"><text:tab/><text:tab/><text:tab/>else if (any &lt; edat){</text:p>
      <text:p text:style-name="P32"><text:tab/><text:tab/><text:tab/><text:tab/>System.out.print("Quin any es: ");</text:p>
      <text:p text:style-name="P32"><text:tab/><text:tab/><text:tab/><text:tab/>inputAny = r.readLine();</text:p>
      <text:p text:style-name="P32"><text:tab/><text:tab/><text:tab/><text:tab/>any = Integer.parseInt(inputAny);</text:p>
      <text:p text:style-name="P32"><text:tab/><text:tab/><text:tab/>}</text:p>
      <text:p text:style-name="P32"><text:tab/><text:tab/><text:tab/>else{</text:p>
      <text:p text:style-name="P32"><text:tab/><text:tab/><text:tab/><text:tab/>validacio=false;</text:p>
      <text:p text:style-name="P32"><text:tab/><text:tab/><text:tab/>}</text:p>
      <text:p text:style-name="P32"><text:tab/><text:tab/>}</text:p>
      <text:p text:style-name="P32"><text:tab/><text:tab/>System.out.println("");</text:p>
      <text:p text:style-name="P32"><text:tab/><text:tab/></text:p>
      <text:p text:style-name="P32"><text:tab/><text:tab/>for (int i = 1; i &lt; edat; i++){</text:p>
      <text:p text:style-name="P32"><text:tab/><text:tab/><text:tab/>if (i == 1){</text:p>
      <text:p text:style-name="P32"><text:tab/><text:tab/><text:tab/><text:tab/>System.out.println("Al "+(any - edat)+" va neixer");</text:p>
      <text:p text:style-name="P32"><text:tab/><text:tab/><text:tab/>}</text:p>
      <text:p text:style-name="P32"><text:tab/><text:tab/><text:tab/>else{</text:p>
      <text:p text:style-name="P32"><text:tab/><text:tab/><text:tab/><text:tab/>System.out.println("Al "+(any - (edat - i))+" tenia "+i+" anys");</text:p>
      <text:p text:style-name="P32"><text:tab/><text:tab/><text:tab/>}</text:p>
      <text:p text:style-name="P32"><text:tab/><text:tab/>}</text:p>
      <text:p text:style-name="P32"><text:tab/><text:tab/></text:p>
      <text:p text:style-name="P32"><text:tab/><text:tab/>System.out.println("Adeu "+nom);</text:p>
      <text:p text:style-name="P32"><text:tab/>}</text:p>
      <text:p text:style-name="P32"><text:soft-page-break/>}</text:p>
      <text:p text:style-name="P9"/>
      <text:p text:style-name="P16">Exercici <text:span text:style-name="T12">6</text:span>: <text:span text:style-name="T18">El factorial d’un nombre sencer</text:span></text:p>
      <text:p text:style-name="P12">Dissenyeu un programa que calculi el factorial d’un nombre sencer, demanat a l’usuari pel teclat, i li mostri el resultat del càlcul per la pantalla. <text:s/><text:span text:style-name="T14">Fes servir el while!</text:span></text:p>
      <text:p text:style-name="P33">num = int(input("Escriu el nombre del que vols saber el factorial: "))</text:p>
      <text:p text:style-name="P33">if num &lt; 0:</text:p>
      <text:p text:style-name="P33"><text:tab/>print "El numero no es correcte"</text:p>
      <text:p text:style-name="P33">else:</text:p>
      <text:p text:style-name="P33"><text:tab/>i = 1</text:p>
      <text:p text:style-name="P33"><text:tab/>num += 1</text:p>
      <text:p text:style-name="P33"><text:tab/>op = 1</text:p>
      <text:p text:style-name="P33"><text:tab/></text:p>
      <text:p text:style-name="P33"><text:tab/>while i &lt; num:</text:p>
      <text:p text:style-name="P33"><text:tab/><text:tab/>op=op*i</text:p>
      <text:p text:style-name="P33"><text:tab/><text:tab/>if i == num -1:</text:p>
      <text:p text:style-name="P33"><text:tab/><text:tab/><text:tab/>print i,"=",</text:p>
      <text:p text:style-name="P33"><text:tab/><text:tab/>else:</text:p>
      <text:p text:style-name="P33"><text:tab/><text:tab/><text:tab/>print i,"x",</text:p>
      <text:p text:style-name="P33"><text:tab/><text:tab/>i+=1</text:p>
      <text:p text:style-name="P33"><text:tab/>print op</text:p>
      <text:p text:style-name="P34"/>
      <text:p text:style-name="P16">Exercici <text:span text:style-name="T12">7</text:span>: <text:span text:style-name="T18">Nota Mitjana I</text:span></text:p>
      <text:p text:style-name="P12">Dissenya un programa que, en cada pas, li demani a l'usuari el nom i la nota de cadascun dels 10 alumnes d'una classe. Al final li mostrarà la mitjana de totes les notes i l'alumne amb la pitjor nota obtinguda.</text:p>
      <text:p text:style-name="P35">public class Practica8_For{</text:p>
      <text:p text:style-name="P35"/>
      <text:p text:style-name="P35"><text:tab/>public static void main (String args[]) throws IOException {</text:p>
      <text:p text:style-name="P35"><text:tab/><text:tab/>float Nota, pitjorNota, mitja;</text:p>
      <text:p text:style-name="P35"><text:tab/><text:tab/>String Alumne, inputNota, pitjorAlumne;</text:p>
      <text:p text:style-name="P35"><text:tab/><text:tab/>BufferedReader r = new BufferedReader(new InputStreamReader(System.in));</text:p>
      <text:p text:style-name="P35"><text:tab/><text:tab/>pitjorNota=10;</text:p>
      <text:p text:style-name="P35"><text:tab/><text:tab/>mitja = 0;</text:p>
      <text:p text:style-name="P35"><text:tab/><text:tab/>pitjorAlumne="";</text:p>
      <text:p text:style-name="P35"><text:tab/><text:tab/>for (int i = 0; i &lt; 10; i++){</text:p>
      <text:p text:style-name="P35"><text:tab/><text:tab/><text:tab/>System.out.print("Nom del alumne: ");</text:p>
      <text:p text:style-name="P35"><text:tab/><text:tab/><text:tab/>Alumne = r.readLine();</text:p>
      <text:p text:style-name="P35"><text:soft-page-break/><text:tab/><text:tab/><text:tab/>System.out.print("Nota: ");</text:p>
      <text:p text:style-name="P35"><text:tab/><text:tab/><text:tab/>inputNota = r.readLine();</text:p>
      <text:p text:style-name="P35"><text:tab/><text:tab/><text:tab/>Nota = Integer.parseInt(inputNota);</text:p>
      <text:p text:style-name="P35"><text:tab/><text:tab/><text:tab/>mitja += Nota;</text:p>
      <text:p text:style-name="P35"><text:tab/><text:tab/><text:tab/>if (Nota &lt; pitjorNota){</text:p>
      <text:p text:style-name="P35"><text:tab/><text:tab/><text:tab/><text:tab/>pitjorNota = Nota;</text:p>
      <text:p text:style-name="P35"><text:tab/><text:tab/><text:tab/><text:tab/>pitjorAlumne = Alumne;</text:p>
      <text:p text:style-name="P35"><text:tab/><text:tab/><text:tab/>}</text:p>
      <text:p text:style-name="P35"><text:tab/><text:tab/>}</text:p>
      <text:p text:style-name="P35"><text:tab/><text:tab/>mitja = mitja / 10;</text:p>
      <text:p text:style-name="P35"><text:tab/><text:tab/>System.out.println("La mitja es de "+mitja);</text:p>
      <text:p text:style-name="P35"><text:tab/><text:tab/>System.out.println("El pijor alumne es "+pitjorAlumne+" amb un "+pitjorNota);</text:p>
      <text:p text:style-name="P35"><text:tab/>}</text:p>
      <text:p text:style-name="P35">}</text:p>
      <text:p text:style-name="P35"/>
      <text:p text:style-name="P19">Exercici <text:span text:style-name="T12">8</text:span>: Nota Mitjana II</text:p>
      <text:p text:style-name="P12">Modifica el programa anterior per tal que en lloc de demanar la nota dels 10 alumnes, sigui l'usuari qui decideixi quan desitja finalitzar la introducció de dades, responent negativament a una qüestió del tipus: "Desitja finalitzar (S/N)?”. <text:s/>Fes servir el while <text:span text:style-name="T12">o el for (el que consideris millor).</text:span></text:p>
      <text:p text:style-name="P40">public class Practica8_For{</text:p>
      <text:p text:style-name="P40"/>
      <text:p text:style-name="P40"><text:tab/>public static void main (String args[]) throws IOException {</text:p>
      <text:p text:style-name="P40"><text:tab/><text:tab/>float Nota, pitjorNota, mitja, i;</text:p>
      <text:p text:style-name="P40"><text:tab/><text:tab/>String Alumne, inputNota, pitjorAlumne, sortir;</text:p>
      <text:p text:style-name="P40"><text:tab/><text:tab/>boolean <text:s/>validacio = true;</text:p>
      <text:p text:style-name="P40"><text:tab/><text:tab/>BufferedReader r = new BufferedReader(new InputStreamReader(System.in));</text:p>
      <text:p text:style-name="P40"><text:tab/><text:tab/>pitjorNota=10;</text:p>
      <text:p text:style-name="P40"><text:tab/><text:tab/>mitja = 0;</text:p>
      <text:p text:style-name="P40"><text:tab/><text:tab/>pitjorAlumne="";</text:p>
      <text:p text:style-name="P40"><text:tab/><text:tab/>i=0;</text:p>
      <text:p text:style-name="P40"><text:tab/><text:tab/>while (validacio){</text:p>
      <text:p text:style-name="P40"><text:tab/><text:tab/><text:tab/>i+=1;</text:p>
      <text:p text:style-name="P40"><text:tab/><text:tab/><text:tab/>System.out.print("Nom del alumne: ");</text:p>
      <text:p text:style-name="P40"><text:tab/><text:tab/><text:tab/>Alumne = r.readLine();</text:p>
      <text:p text:style-name="P40"><text:tab/><text:tab/><text:tab/>System.out.print("Nota: ");</text:p>
      <text:p text:style-name="P40"><text:tab/><text:tab/><text:tab/>inputNota = r.readLine();</text:p>
      <text:p text:style-name="P40"><text:tab/><text:tab/><text:tab/>Nota = Integer.parseInt(inputNota);</text:p>
      <text:p text:style-name="P40"><text:soft-page-break/><text:tab/><text:tab/><text:tab/>mitja += Nota;</text:p>
      <text:p text:style-name="P40"><text:tab/><text:tab/><text:tab/>if (Nota &lt; pitjorNota){</text:p>
      <text:p text:style-name="P40"><text:tab/><text:tab/><text:tab/><text:tab/>pitjorNota = Nota;</text:p>
      <text:p text:style-name="P40"><text:tab/><text:tab/><text:tab/><text:tab/>pitjorAlumne = Alumne;</text:p>
      <text:p text:style-name="P40"><text:tab/><text:tab/><text:tab/>}</text:p>
      <text:p text:style-name="P40"><text:tab/><text:tab/><text:tab/>System.out.println("Desitja finalitzar (S/N)?");</text:p>
      <text:p text:style-name="P40"><text:tab/><text:tab/><text:tab/>sortir = r.readLine();</text:p>
      <text:p text:style-name="P40"><text:tab/><text:tab/><text:tab/>if (sortir.equals("s") || sortir.equals("S") || sortir.equals("si") || sortir.equals("Si") || sortir.equals("SI")){</text:p>
      <text:p text:style-name="P40"><text:tab/><text:tab/><text:tab/><text:tab/>validacio = false;</text:p>
      <text:p text:style-name="P40"><text:tab/><text:tab/><text:tab/>}</text:p>
      <text:p text:style-name="P40"><text:tab/><text:tab/>}</text:p>
      <text:p text:style-name="P40"><text:tab/><text:tab/>mitja = mitja / i;</text:p>
      <text:p text:style-name="P40"><text:tab/><text:tab/>System.out.println("\nLa mitja es de "+mitja);</text:p>
      <text:p text:style-name="P40"><text:tab/><text:tab/>System.out.println("El pijor alumne es "+pitjorAlumne+" amb un "+pitjorNota);</text:p>
      <text:p text:style-name="P40"><text:tab/>}</text:p>
      <text:p text:style-name="P40">}</text:p>
      <text:p text:style-name="P9"/>
      <text:p text:style-name="P14">Exercici <text:span text:style-name="T12">9</text:span>: <text:span text:style-name="T6">Un quadrat de nombres</text:span></text:p>
      <text:p text:style-name="P9">Escriu un programa que demani un enter positiu més gran que 0 i "dibuixi" un quadrat amb els nombres del 1 fins el valor de l'entrada. Per exemple, si l'entrada és 5, dibuixarà:</text:p>
      <text:p text:style-name="P20"><text:s text:c="4"/>1 2 3 4 5</text:p>
      <text:p text:style-name="P20"><text:s text:c="4"/>1 2 3 4 5</text:p>
      <text:p text:style-name="P20"><text:s text:c="4"/>1 2 3 4 5</text:p>
      <text:p text:style-name="P20"><text:s text:c="4"/>1 2 3 4 5</text:p>
      <text:p text:style-name="P20"><text:s text:c="4"/>1 2 3 4 5</text:p>
      <text:p text:style-name="P36">num = int(input("Escriut un numero enter positiu: "))</text:p>
      <text:p text:style-name="P36">num+=1</text:p>
      <text:p text:style-name="P36">for n in range(1,num,1):</text:p>
      <text:p text:style-name="P36"><text:tab/>for i in range(1,num,1):</text:p>
      <text:p text:style-name="P36"><text:tab/><text:tab/>if i == num - 1:</text:p>
      <text:p text:style-name="P36"><text:tab/><text:tab/><text:tab/>print i</text:p>
      <text:p text:style-name="P36"><text:tab/><text:tab/>else:</text:p>
      <text:p text:style-name="P36"><text:tab/><text:tab/><text:tab/>print i,</text:p>
      <text:p text:style-name="P9"/>
      <text:p text:style-name="P15">Exercici <text:span text:style-name="T12">10</text:span>: <text:span text:style-name="T6">Un rectangle de nombres</text:span></text:p>
      <text:p text:style-name="P10">Escriu un programa que demani un <text:span text:style-name="T11">dos </text:span>enter<text:span text:style-name="T11">s</text:span> positiu<text:span text:style-name="T11">s</text:span> més gran que 0 i "dibuixi" un <text:span text:style-name="T11">rectangle com el que es mostra a continuació</text:span>. Per exemple, si l'entrada és 5 <text:span text:style-name="T11">i 3</text:span>, dibuixarà:</text:p>
      <text:p text:style-name="P21"><text:soft-page-break/><text:s text:c="4"/>1 2 3 4 5</text:p>
      <text:p text:style-name="P21"><text:s text:c="4"/>1 2 3 4 5</text:p>
      <text:p text:style-name="P21"><text:s text:c="4"/>1 2 3 4 5</text:p>
      <text:p text:style-name="P40">num1 = int(input("Escriut un numero enter positiu: "))</text:p>
      <text:p text:style-name="P40">num2 = int(input("Escriut un altre numero enter positiu: "))</text:p>
      <text:p text:style-name="P40">num1+=1</text:p>
      <text:p text:style-name="P40">num2+=1</text:p>
      <text:p text:style-name="P40">for n in range(1,num2,1):</text:p>
      <text:p text:style-name="P40"><text:tab/>for i in range(1,num1,1):</text:p>
      <text:p text:style-name="P40"><text:tab/><text:tab/>if i == num1 - 1:</text:p>
      <text:p text:style-name="P40"><text:tab/><text:tab/><text:tab/>print i</text:p>
      <text:p text:style-name="P40"><text:tab/><text:tab/>else:</text:p>
      <text:p text:style-name="P40"><text:tab/><text:tab/><text:tab/>print i,</text:p>
      <text:p text:style-name="P10"/>
      <text:p text:style-name="P17">Exercici <text:span text:style-name="T12">11</text:span>. Un triangle d’<text:span text:style-name="T20">asteriscs</text:span></text:p>
      <text:p text:style-name="P9">Desenvolupa un programa que demani a l’usuari un nombre positiu més gran que 0. El programa escriurà una línia per nombre entre el 1 i el nombre introduït (es a dir, creixentment). A cada línia escriurà <text:span text:style-name="T11">un asterisc</text:span>. Ex. si l’entrada és 5 la sortida serà</text:p>
      <text:p text:style-name="P20"><text:s text:c="4"/>*</text:p>
      <text:p text:style-name="P20"><text:s text:c="4"/>**</text:p>
      <text:p text:style-name="P20"><text:s text:c="4"/>***</text:p>
      <text:p text:style-name="P20"><text:s text:c="4"/>****</text:p>
      <text:p text:style-name="P20"><text:s text:c="4"/>*****</text:p>
      <text:p text:style-name="P9"><text:span text:style-name="T7">F</text:span>es-ho en Python i <text:span text:style-name="T12">Java</text:span>.</text:p>
      <text:p text:style-name="P48">Java:</text:p>
      <text:p text:style-name="P42">public class Practica8_For{</text:p>
      <text:p text:style-name="P42"/>
      <text:p text:style-name="P42"><text:tab/>public static void main (String args[]) throws IOException {</text:p>
      <text:p text:style-name="P42"><text:tab/><text:tab/>int num, n, i;</text:p>
      <text:p text:style-name="P42"><text:tab/><text:tab/>String inputNum;</text:p>
      <text:p text:style-name="P42"><text:tab/><text:tab/>BufferedReader r = new BufferedReader(new InputStreamReader(System.in));</text:p>
      <text:p text:style-name="P42"><text:tab/><text:tab/>System.out.print("Escriut un numero enter positiu: ");</text:p>
      <text:p text:style-name="P42"><text:tab/><text:tab/>inputNum = r.readLine();</text:p>
      <text:p text:style-name="P42"><text:tab/><text:tab/>num = Integer.parseInt(inputNum);</text:p>
      <text:p text:style-name="P42"><text:tab/><text:tab/>num++;</text:p>
      <text:p text:style-name="P42"><text:tab/><text:tab/>for (n = 1; n &lt; num; n++){</text:p>
      <text:p text:style-name="P42"><text:tab/><text:tab/><text:tab/>for (i = 1; i &lt; n; i++){</text:p>
      <text:p text:style-name="P42"><text:tab/><text:tab/><text:tab/><text:tab/>if (i == n - 1){</text:p>
      <text:p text:style-name="P42"><text:soft-page-break/><text:tab/><text:tab/><text:tab/><text:tab/><text:tab/>System.out.println("*");</text:p>
      <text:p text:style-name="P42"><text:tab/><text:tab/><text:tab/><text:tab/>}</text:p>
      <text:p text:style-name="P42"><text:tab/><text:tab/><text:tab/><text:tab/>else{</text:p>
      <text:p text:style-name="P42"><text:tab/><text:tab/><text:tab/><text:tab/><text:tab/>System.out.print("*");</text:p>
      <text:p text:style-name="P42"><text:tab/><text:tab/><text:tab/><text:tab/>}</text:p>
      <text:p text:style-name="P42"><text:tab/><text:tab/><text:tab/>}</text:p>
      <text:p text:style-name="P42"><text:tab/><text:tab/>}</text:p>
      <text:p text:style-name="P42"><text:tab/>}</text:p>
      <text:p text:style-name="P42">}</text:p>
      <text:p text:style-name="P42"/>
      <text:p text:style-name="P48">Python:</text:p>
      <text:p text:style-name="P42">num = int(input("Escriut un numero enter positiu: "))</text:p>
      <text:p text:style-name="P42">num+=1</text:p>
      <text:p text:style-name="P42">for n in range(1,num,1):</text:p>
      <text:p text:style-name="P42"><text:tab/>for i in range(1,n,1):</text:p>
      <text:p text:style-name="P42"><text:tab/><text:tab/>if i == n - 1:</text:p>
      <text:p text:style-name="P42"><text:tab/><text:tab/><text:tab/>print "*"</text:p>
      <text:p text:style-name="P42"><text:tab/><text:tab/>else:</text:p>
      <text:p text:style-name="P42"><text:tab/><text:tab/><text:tab/>print "*",</text:p>
      <text:p text:style-name="P42"/>
      <text:p text:style-name="P18">Exercici <text:span text:style-name="T12">12</text:span>. Un triangle de nombres</text:p>
      <text:p text:style-name="P10">Desenvolupa un programa que demani a l’usuari un nombre positiu més gran que 0. El programa escriurà una línia per nombre entre el 1 i el nombre introduït (es a dir, creixentment). A cada línia escriurà tots els nombres des del nombre corresponent a la línia fins al 1. Ex. si l’entrada és 5 la sortida serà</text:p>
      <text:p text:style-name="P21"><text:s text:c="4"/>1</text:p>
      <text:p text:style-name="P21"><text:s text:c="4"/>2, 1</text:p>
      <text:p text:style-name="P21"><text:s text:c="4"/>3, 2, 1</text:p>
      <text:p text:style-name="P21"><text:s text:c="4"/>4, 3, 2, 1</text:p>
      <text:p text:style-name="P21"><text:s text:c="4"/>5, 4, 3, 2, 1</text:p>
      <text:p text:style-name="P10"><text:span text:style-name="T7">F</text:span>es-ho en Python i <text:span text:style-name="T12">Java</text:span>.</text:p>
      <text:p text:style-name="P49">Java:</text:p>
      <text:p text:style-name="P43">public class Practica8_For{</text:p>
      <text:p text:style-name="P43"/>
      <text:p text:style-name="P43"><text:tab/>public static void main (String args[]) throws IOException {</text:p>
      <text:p text:style-name="P43"><text:tab/><text:tab/>int num, n, i;</text:p>
      <text:p text:style-name="P43"><text:tab/><text:tab/>String inputNum;</text:p>
      <text:p text:style-name="P43"><text:tab/><text:tab/>BufferedReader r = new BufferedReader(new InputStreamReader(System.in));</text:p>
      <text:p text:style-name="P43"><text:soft-page-break/><text:tab/><text:tab/>System.out.print("Escriut un numero enter positiu: ");</text:p>
      <text:p text:style-name="P43"><text:tab/><text:tab/>inputNum = r.readLine();</text:p>
      <text:p text:style-name="P43"><text:tab/><text:tab/>num = Integer.parseInt(inputNum);</text:p>
      <text:p text:style-name="P43"><text:tab/><text:tab/>for (n = 1; n &lt; num + 1; n++){</text:p>
      <text:p text:style-name="P43"><text:tab/><text:tab/><text:tab/>for (i = n; i &gt; 0; i--){</text:p>
      <text:p text:style-name="P43"><text:tab/><text:tab/><text:tab/><text:tab/>if (i == <text:s/>1){</text:p>
      <text:p text:style-name="P43"><text:tab/><text:tab/><text:tab/><text:tab/><text:tab/>System.out.println(i);</text:p>
      <text:p text:style-name="P43"><text:tab/><text:tab/><text:tab/><text:tab/>}</text:p>
      <text:p text:style-name="P43"><text:tab/><text:tab/><text:tab/><text:tab/>else{</text:p>
      <text:p text:style-name="P43"><text:tab/><text:tab/><text:tab/><text:tab/><text:tab/>System.out.print(i+", ");</text:p>
      <text:p text:style-name="P43"><text:tab/><text:tab/><text:tab/><text:tab/>}</text:p>
      <text:p text:style-name="P43"><text:tab/><text:tab/><text:tab/>}</text:p>
      <text:p text:style-name="P43"><text:tab/><text:tab/>}</text:p>
      <text:p text:style-name="P43"><text:tab/>}</text:p>
      <text:p text:style-name="P43">}</text:p>
      <text:p text:style-name="P41"/>
      <text:p text:style-name="P49">Python:</text:p>
      <text:p text:style-name="P44">num = int(input("Escriut un numero enter positiu: "))</text:p>
      <text:p text:style-name="P44">num+=1</text:p>
      <text:p text:style-name="P44">for n in range(1,num,1):</text:p>
      <text:p text:style-name="P44"><text:tab/>for i in range(n,0,-1):</text:p>
      <text:p text:style-name="P44"><text:tab/><text:tab/>if i == 1:</text:p>
      <text:p text:style-name="P44"><text:tab/><text:tab/><text:tab/>print i</text:p>
      <text:p text:style-name="P44"><text:tab/><text:tab/>else:</text:p>
      <text:p text:style-name="P44"><text:tab/><text:tab/><text:tab/>print str(i)+",",</text:p>
      <text:p text:style-name="P43"/>
      <text:p text:style-name="P17">Exercici <text:span text:style-name="T11">13</text:span>. Un triangle invertit</text:p>
      <text:p text:style-name="P9">Desenvolupa un programa que demani a l’usuari un nombre positiu més gran que 0. <text:s/>El programa escriurà una línia per nombre entre el nombre introduït i el 1 (és a dir, decreixentment). A cada línia escriurà tots els nombres des de l’1 fins el nombre corresponent a la línia. Ex. si l’entrada és 5 la sortida serà</text:p>
      <text:p text:style-name="P20"><text:s text:c="4"/>1, 2, 3, 4, 5</text:p>
      <text:p text:style-name="P20"><text:s text:c="4"/>1, 2, 3, 4</text:p>
      <text:p text:style-name="P20"><text:s text:c="4"/>1, 2, 3</text:p>
      <text:p text:style-name="P20"><text:s text:c="4"/>1, 2</text:p>
      <text:p text:style-name="P20"><text:s text:c="4"/>1</text:p>
      <text:p text:style-name="P9"><text:span text:style-name="T7">Fe</text:span>s-ho en Python i <text:span text:style-name="T12">Java</text:span>.</text:p>
      <text:p text:style-name="P50">Java:</text:p>
      <text:p text:style-name="P44"><text:soft-page-break/>public class Practica8_For{</text:p>
      <text:p text:style-name="P44"/>
      <text:p text:style-name="P44"><text:tab/>public static void main (String args[]) throws IOException {</text:p>
      <text:p text:style-name="P44"><text:tab/><text:tab/>int num, n, i;</text:p>
      <text:p text:style-name="P44"><text:tab/><text:tab/>String inputNum;</text:p>
      <text:p text:style-name="P44"><text:tab/><text:tab/>BufferedReader r = new BufferedReader(new InputStreamReader(System.in));</text:p>
      <text:p text:style-name="P44"><text:tab/><text:tab/>System.out.print("Escriut un numero enter positiu: ");</text:p>
      <text:p text:style-name="P44"><text:tab/><text:tab/>inputNum = r.readLine();</text:p>
      <text:p text:style-name="P44"><text:tab/><text:tab/>num = Integer.parseInt(inputNum);</text:p>
      <text:p text:style-name="P44"><text:tab/><text:tab/>for (n = num; n &gt; 0; n--){</text:p>
      <text:p text:style-name="P44"><text:tab/><text:tab/><text:tab/>for (i = n; i &gt; 0; i--){</text:p>
      <text:p text:style-name="P44"><text:tab/><text:tab/><text:tab/><text:tab/>if (i == <text:s/>1){</text:p>
      <text:p text:style-name="P44"><text:tab/><text:tab/><text:tab/><text:tab/><text:tab/>System.out.println(i);</text:p>
      <text:p text:style-name="P44"><text:tab/><text:tab/><text:tab/><text:tab/>}</text:p>
      <text:p text:style-name="P44"><text:tab/><text:tab/><text:tab/><text:tab/>else{</text:p>
      <text:p text:style-name="P44"><text:tab/><text:tab/><text:tab/><text:tab/><text:tab/>System.out.print(i+", ");</text:p>
      <text:p text:style-name="P44"><text:tab/><text:tab/><text:tab/><text:tab/>}</text:p>
      <text:p text:style-name="P44"><text:tab/><text:tab/><text:tab/>}</text:p>
      <text:p text:style-name="P44"><text:tab/><text:tab/>}</text:p>
      <text:p text:style-name="P44"><text:tab/>}</text:p>
      <text:p text:style-name="P44">}</text:p>
      <text:p text:style-name="P44"/>
      <text:p text:style-name="P50">Python:</text:p>
      <text:p text:style-name="P44">num = int(input("Escriut un numero enter positiu: "))</text:p>
      <text:p text:style-name="P44">for n in range(num,0,-1):</text:p>
      <text:p text:style-name="P44"><text:tab/>for i in range(n,0,-1):</text:p>
      <text:p text:style-name="P44"><text:tab/><text:tab/>if i == 1:</text:p>
      <text:p text:style-name="P44"><text:tab/><text:tab/><text:tab/>print i</text:p>
      <text:p text:style-name="P44"><text:tab/><text:tab/>else:</text:p>
      <text:p text:style-name="P44"><text:tab/><text:tab/><text:tab/>print str(i)+",",</text:p>
      <text:p text:style-name="P37">Exercici <text:span text:style-name="T11">14</text:span>. Triangles <text:span text:style-name="T8">(opcional)</text:span></text:p>
      <text:p text:style-name="P9">Desenvolupa un programa que demani un nombre enter positiu i dibuixi tants triangles com se li indiqui segons l'exemple següent on l'entrada és 2.</text:p>
      <text:p text:style-name="P20"><text:s text:c="4"/>.........9.........</text:p>
      <text:p text:style-name="P20"><text:s text:c="4"/>........898........</text:p>
      <text:p text:style-name="P20"><text:s text:c="4"/>.......78987.......</text:p>
      <text:p text:style-name="P20"><text:s text:c="4"/>......6789876......</text:p>
      <text:p text:style-name="P20"><text:s text:c="4"/>.....567898765.....</text:p>
      <text:p text:style-name="P20"><text:s text:c="4"/>....45678987654....</text:p>
      <text:p text:style-name="P20"><text:s text:c="4"/>...3456789876543...</text:p>
      <text:p text:style-name="P20"><text:s text:c="4"/>..234567898765432..</text:p>
      <text:p text:style-name="P20"><text:s text:c="4"/>.12345678987654321.</text:p>
      <text:p text:style-name="P20"><text:s text:c="4"/>0123456789876543210</text:p>
      <text:p text:style-name="P20"><text:s text:c="4"/>.........9.........</text:p>
      <text:p text:style-name="P20"><text:s text:c="4"/>........898........</text:p>
      <text:p text:style-name="P20"><text:s text:c="4"/>.......78987.......</text:p>
      <text:p text:style-name="P20"><text:s text:c="4"/>......6789876......</text:p>
      <text:p text:style-name="P20"><text:s text:c="4"/>.....567898765.....</text:p>
      <text:p text:style-name="P20"><text:s text:c="4"/>....45678987654....</text:p>
      <text:p text:style-name="P20"><text:s text:c="4"/>...3456789876543...</text:p>
      <text:p text:style-name="P20"><text:s text:c="4"/>..234567898765432..</text:p>
      <text:p text:style-name="P20"><text:s text:c="4"/>.12345678987654321.</text:p>
      <text:p text:style-name="P20"><text:s text:c="4"/>0123456789876543210</text:p>
      <text:p text:style-name="P9">Nota: evidentment s'espera que no ho facis amb instruccions de l'estil</text:p>
      <text:p text:style-name="P20"><text:s text:c="4"/><text:span text:style-name="T19">print</text:span> "....45678987654...."</text:p>
      <text:p text:style-name="P9"/>
      <text:p text:style-name="P45">num = int(input("Escriut un numero enter positiu: "))</text:p>
      <text:p text:style-name="P45">for voltes in range(num):</text:p>
      <text:p text:style-name="P45"><text:tab/>x=9</text:p>
      <text:p text:style-name="P45"><text:tab/>for n in range(10):</text:p>
      <text:p text:style-name="P45"><text:tab/><text:tab/>for i in range(x):</text:p>
      <text:p text:style-name="P45"><text:tab/><text:tab/><text:tab/>print "·",</text:p>
      <text:p text:style-name="P45"><text:tab/><text:tab/><text:tab/></text:p>
      <text:p text:style-name="P45"><text:tab/><text:tab/>for i in range(x,9,1):</text:p>
      <text:p text:style-name="P45"><text:tab/><text:tab/><text:tab/>print i,</text:p>
      <text:p text:style-name="P45"><text:tab/><text:tab/>print 9,</text:p>
      <text:p text:style-name="P45"><text:tab/><text:tab/></text:p>
      <text:p text:style-name="P45"><text:tab/><text:tab/>for i in range(8,x -1,-1):</text:p>
      <text:p text:style-name="P45"><text:soft-page-break/><text:tab/><text:tab/><text:tab/>print i,</text:p>
      <text:p text:style-name="P45"><text:tab/><text:tab/><text:tab/></text:p>
      <text:p text:style-name="P45"><text:tab/><text:tab/>for i in range(x):</text:p>
      <text:p text:style-name="P45"><text:tab/><text:tab/><text:tab/><text:tab/>print "·",</text:p>
      <text:p text:style-name="P45"><text:tab/><text:tab/>x-=1</text:p>
      <text:p text:style-name="P45"><text:tab/><text:tab/>print ""</text:p>
      <text:p text:style-name="P17"/>
      <text:p text:style-name="P17">Exercici <text:span text:style-name="T10">15</text:span>. Rombos <text:span text:style-name="T8">(opcional)</text:span></text:p>
      <text:p text:style-name="P9">Desenvolupa un programa que escrigui el següent</text:p>
      <text:p text:style-name="P20"><text:s text:c="4"/>.........9.........</text:p>
      <text:p text:style-name="P20"><text:s text:c="4"/>........898........</text:p>
      <text:p text:style-name="P20"><text:s text:c="4"/>.......78987.......</text:p>
      <text:p text:style-name="P20"><text:s text:c="4"/>......6789876......</text:p>
      <text:p text:style-name="P20"><text:s text:c="4"/>.....567898765.....</text:p>
      <text:p text:style-name="P20"><text:s text:c="4"/>....45678987654....</text:p>
      <text:p text:style-name="P20"><text:s text:c="4"/>...3456789876543...</text:p>
      <text:p text:style-name="P20"><text:s text:c="4"/>..234567898765432..</text:p>
      <text:p text:style-name="P20"><text:s text:c="4"/>.12345678987654321.</text:p>
      <text:p text:style-name="P20"><text:s text:c="4"/>0123456789876543210</text:p>
      <text:p text:style-name="P20"><text:s text:c="4"/>.12345678987654321.</text:p>
      <text:p text:style-name="P20"><text:s text:c="4"/>..234567898765432..</text:p>
      <text:p text:style-name="P20"><text:s text:c="4"/>...3456789876543...</text:p>
      <text:p text:style-name="P20"><text:s text:c="4"/>....45678987654....</text:p>
      <text:p text:style-name="P20"><text:s text:c="4"/>.....567898765.....</text:p>
      <text:p text:style-name="P20"><text:s text:c="4"/>......6789876......</text:p>
      <text:p text:style-name="P20"><text:s text:c="4"/>.......78987.......</text:p>
      <text:p text:style-name="P20"><text:s text:c="4"/>........898........</text:p>
      <text:p text:style-name="P20"><text:s text:c="4"/>.........9.........</text:p>
      <text:p text:style-name="P9">La nota de l'exercici anterior és vàlida també per aquest. Els llenguatges requerits també ho són.</text:p>
      <text:p text:style-name="P9"/>
      <text:p text:style-name="P46">public class Practica8_For{</text:p>
      <text:p text:style-name="P46"/>
      <text:p text:style-name="P46"><text:tab/>public static void main (String args[]) throws IOException {</text:p>
      <text:p text:style-name="P46"><text:tab/><text:tab/>int n, i, x;</text:p>
      <text:p text:style-name="P46"><text:tab/><text:tab/>String inputNum;</text:p>
      <text:p text:style-name="P46"><text:tab/><text:tab/>BufferedReader r = new BufferedReader(new InputStreamReader(System.in));</text:p>
      <text:p text:style-name="P46"><text:tab/><text:tab/>x=9;</text:p>
      <text:p text:style-name="P46"><text:soft-page-break/><text:tab/><text:tab/>for (n = 0; n &lt; 10; n++){</text:p>
      <text:p text:style-name="P46"><text:tab/><text:tab/><text:tab/>for (i = 0; i &lt; x; i++){</text:p>
      <text:p text:style-name="P46"><text:tab/><text:tab/><text:tab/><text:tab/>System.out.print("·");</text:p>
      <text:p text:style-name="P46"><text:tab/><text:tab/><text:tab/>}</text:p>
      <text:p text:style-name="P46"><text:tab/><text:tab/><text:tab/>for (i = x; i &lt; 9; i++){</text:p>
      <text:p text:style-name="P46"><text:tab/><text:tab/><text:tab/><text:tab/>System.out.print(i);</text:p>
      <text:p text:style-name="P46"><text:tab/><text:tab/><text:tab/>}</text:p>
      <text:p text:style-name="P46"><text:tab/><text:tab/><text:tab/>System.out.print(9);</text:p>
      <text:p text:style-name="P46"><text:tab/><text:tab/><text:tab/>for (i = 8; i &gt; x - 1; i--){</text:p>
      <text:p text:style-name="P46"><text:tab/><text:tab/><text:tab/><text:tab/>System.out.print(i);</text:p>
      <text:p text:style-name="P46"><text:tab/><text:tab/><text:tab/>}</text:p>
      <text:p text:style-name="P46"><text:tab/><text:tab/><text:tab/>for (i = 0; i &lt; x; i++){</text:p>
      <text:p text:style-name="P46"><text:tab/><text:tab/><text:tab/><text:tab/>System.out.print("·");</text:p>
      <text:p text:style-name="P46"><text:tab/><text:tab/><text:tab/>}</text:p>
      <text:p text:style-name="P46"><text:tab/><text:tab/>x--;</text:p>
      <text:p text:style-name="P46"><text:tab/><text:tab/>System.out.println();</text:p>
      <text:p text:style-name="P46"><text:tab/><text:tab/>}</text:p>
      <text:p text:style-name="P46"><text:tab/><text:tab/>x=1;</text:p>
      <text:p text:style-name="P46"><text:tab/><text:tab/>for (n = 9; n &gt; 0; n--){</text:p>
      <text:p text:style-name="P46"><text:tab/><text:tab/><text:tab/><text:tab/>for (i = 0; i &lt; x; i++){</text:p>
      <text:p text:style-name="P46"><text:tab/><text:tab/><text:tab/><text:tab/><text:tab/>System.out.print("·");</text:p>
      <text:p text:style-name="P46"><text:tab/><text:tab/><text:tab/><text:tab/>}</text:p>
      <text:p text:style-name="P46"><text:tab/><text:tab/><text:tab/><text:tab/>for (i = x; i &lt; 9; i++){</text:p>
      <text:p text:style-name="P46"><text:tab/><text:tab/><text:tab/><text:tab/><text:tab/>System.out.print(i);</text:p>
      <text:p text:style-name="P46"><text:tab/><text:tab/><text:tab/><text:tab/>}</text:p>
      <text:p text:style-name="P46"><text:tab/><text:tab/><text:tab/><text:tab/>System.out.print(9);</text:p>
      <text:p text:style-name="P46"><text:tab/><text:tab/><text:tab/><text:tab/>for (i = 8; i &gt; x - 1; i--){</text:p>
      <text:p text:style-name="P46"><text:tab/><text:tab/><text:tab/><text:tab/><text:tab/>System.out.print(i);</text:p>
      <text:p text:style-name="P46"><text:tab/><text:tab/><text:tab/><text:tab/>}</text:p>
      <text:p text:style-name="P46"><text:tab/><text:tab/><text:tab/><text:tab/>for (i = 0; i &lt; x; i++){</text:p>
      <text:p text:style-name="P46"><text:tab/><text:tab/><text:tab/><text:tab/><text:tab/>System.out.print("·");</text:p>
      <text:p text:style-name="P46"><text:tab/><text:tab/><text:tab/><text:tab/>}</text:p>
      <text:p text:style-name="P46"><text:tab/><text:tab/><text:tab/>x++;</text:p>
      <text:p text:style-name="P46"><text:tab/><text:tab/><text:tab/>System.out.println();</text:p>
      <text:p text:style-name="P46"><text:tab/><text:tab/>}</text:p>
      <text:p text:style-name="P46"><text:tab/>}</text:p>
      <text:p text:style-name="P4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4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3</text:page-number></text:span><text:span text:style-name="MT2"> de </text:span><text:span text:style-name="MT2"><text:page-count style:num-format="1">15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0-26T17:12:53.172019310</dc:date>
    <meta:print-date>2011-03-02T18:52:00</meta:print-date>
    <dc:language>ca-ES</dc:language>
    <meta:editing-cycles>69</meta:editing-cycles>
    <meta:editing-duration>PT13H23M1S</meta:editing-duration>
    <meta:document-statistic meta:table-count="2" meta:image-count="1" meta:object-count="0" meta:page-count="15" meta:paragraph-count="494" meta:word-count="2211" meta:character-count="14650" meta:non-whitespace-character-count="11856"/>
    <meta:user-defined meta:name="Info 1"/>
    <meta:user-defined meta:name="Info 2"/>
    <meta:user-defined meta:name="Info 3"/>
    <meta:user-defined meta:name="Info 4"/>
  </office:meta>
</office:document-meta>
</file>